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74d" officeooo:paragraph-rsid="0008b74d"/>
    </style:style>
    <style:style style:name="P2" style:family="paragraph" style:parent-style-name="Standard">
      <style:text-properties officeooo:paragraph-rsid="0008b74d"/>
    </style:style>
    <style:style style:name="P3" style:family="paragraph" style:parent-style-name="Standard">
      <style:text-properties fo:font-weight="bold" officeooo:rsid="0008b74d" officeooo:paragraph-rsid="0008b74d" style:font-weight-asian="bold" style:font-weight-complex="bold"/>
    </style:style>
    <style:style style:name="P4" style:family="paragraph" style:parent-style-name="Standard">
      <style:text-properties officeooo:rsid="001312cf" officeooo:paragraph-rsid="001312cf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312cf" officeooo:paragraph-rsid="001312cf" style:font-size-asian="20pt" style:font-weight-asian="bold" style:font-size-complex="20pt" style:font-weight-complex="bold"/>
    </style:style>
    <style:style style:name="P6" style:family="paragraph" style:parent-style-name="Standard">
      <style:text-properties fo:font-style="italic" fo:font-weight="bold" officeooo:rsid="001312cf" officeooo:paragraph-rsid="001312c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55255" officeooo:paragraph-rsid="00155255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55255" officeooo:paragraph-rsid="00155255"/>
    </style:style>
    <style:style style:name="P9" style:family="paragraph" style:parent-style-name="Standard">
      <style:text-properties officeooo:paragraph-rsid="001807c3"/>
    </style:style>
    <style:style style:name="P10" style:family="paragraph" style:parent-style-name="Standard">
      <style:text-properties fo:font-style="italic" fo:font-weight="bold" officeooo:rsid="00155255" officeooo:paragraph-rsid="00155255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normal" officeooo:rsid="00155255" officeooo:paragraph-rsid="00155255" style:font-style-asian="normal" style:font-weight-asian="normal" style:font-style-complex="normal" style:font-weight-complex="normal"/>
    </style:style>
    <style:style style:name="T1" style:family="text">
      <style:text-properties officeooo:rsid="0008b74d"/>
    </style:style>
    <style:style style:name="T2" style:family="text">
      <style:text-properties officeooo:rsid="00111c4d"/>
    </style:style>
    <style:style style:name="T3" style:family="text">
      <style:text-properties officeooo:rsid="00155255"/>
    </style:style>
    <style:style style:name="T4" style:family="text">
      <style:text-properties officeooo:rsid="00142ae8"/>
    </style:style>
    <style:style style:name="T5" style:family="text">
      <style:text-properties fo:language="pt" fo:country="PT"/>
    </style:style>
    <style:style style:name="T6" style:family="text">
      <style:text-properties officeooo:rsid="001807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bros do grupo:</text:p>
      <text:p text:style-name="P2"><text:span text:style-name="T1">- Karen Miyuki Massuda (Nro. USP: </text:span>14585868<text:span text:style-name="T1"> / Turma: 94)</text:span></text:p>
      <text:p text:style-name="P1">- Vítor Benvenisti Laguna Navarenho (Nro. USP: 14749425 / Turma: 94)</text:p>
      <text:p text:style-name="P1">- Henrique Naoki Teruya (Nro. USP: <text:span text:style-name="T2">14578324</text:span> / Turma: 94)</text:p>
      <text:p text:style-name="P2"><text:span text:style-name="T1">- Vivian Ayumi Miamura (Nro. USP: </text:span>14835140<text:span text:style-name="T1"> / Turma: 04)</text:span></text:p>
      <text:p text:style-name="P2"/>
      <text:p text:style-name="P5">Relatório</text:p>
      <text:p text:style-name="P4"/>
      <text:p text:style-name="P6">Críticas ao código original do jogo.</text:p>
      <text:p text:style-name="P4"/>
      <text:p text:style-name="P9"><text:span text:style-name="T4">O programa apresenta muito </text:span>código<text:span text:style-name="T4"> </text:span><text:span text:style-name="T3">duplicado</text:span><text:span text:style-name="T4">.</text:span></text:p>
      <text:p text:style-name="P9"/>
      <text:p text:style-name="P9"><text:span text:style-name="T4">O gerenciamento das diferentes entidades é realizado </text:span>através<text:span text:style-name="T4"> de arrays </text:span><text:span text:style-name="T6">e</text:span><text:span text:style-name="T5">stático</text:span><text:span text:style-name="T4">.</text:span></text:p>
      <text:p text:style-name="P9"/>
      <text:p text:style-name="P9"><text:span text:style-name="T3">Muitas </text:span><text:span text:style-name="T6">v</text:span>ariáve<text:span text:style-name="T6">is</text:span><text:span text:style-name="T3"> são criadas para gerenciar uma única entidade, mesmo quando todas poderiam ser unificadas em um único objeto para facilitar sua </text:span>manipulação <text:span text:style-name="T6">e </text:span>encapsulação <text:span text:style-name="T6">de suas funcionalidades</text:span><text:span text:style-name="T3">.</text:span></text:p>
      <text:p text:style-name="P9"/>
      <text:p text:style-name="P9">O programa original viola todo e qualquer princípio SOLID existente, não havendo nenhuma divisão de responsabilidade entre os diferentes aspectos do funcionamento do jogo. </text:p>
      <text:p text:style-name="P8"/>
      <text:p text:style-name="P7">Descrição e justificativa para a nova estrutura de classes/interfaces adotada.</text:p>
      <text:p text:style-name="P7"/>
      <text:p text:style-name="P11">Primeiro abstraímos as entidades do jogo em duas classes que contém as funcionalidades delas esperadas: Enemy e Player.</text:p>
      <text:p text:style-name="P11"/>
      <text:p text:style-name="P11">Enemy é abstrato, para que possa ser devidamente especificado pelas classes que herdam dele.</text:p>
      <text:p text:style-name="P11"/>
      <text:p text:style-name="P11">Para gerenciar as diversas instâncias de Enemy no Código, criamos EnemyManager.</text:p>
      <text:p text:style-name="P11"/>
      <text:p text:style-name="P11">EnemyManager também é abstrato, e é especificada conforme o tipo de inimigo que ela deve gerenciar.</text:p>
      <text:p text:style-name="P11"/>
      <text:p text:style-name="P11">As entidades disparam projéteis, portanto a classe abstrata Projectile foi criada, juntamente com suas especificações PlayerProjectile e EnemyProjectile.</text:p>
      <text:p text:style-name="P11"/>
      <text:p text:style-name="P11">Para gerenciar todos os projéteis disparados criamos a classe ProjectileManager e suas especificações: EnemyProjectileManager e PlayerProjectileManager.</text:p>
      <text:p text:style-name="P11"/>
      <text:p text:style-name="P11">Para que as funcionalidades relacionadas a Enemy pudessem ser centralizadas (EnemyManager e EnemyProjectileManager), a classe EnemyController foi criada.</text:p>
      <text:p text:style-name="P11"/>
      <text:p text:style-name="P11">Quanto a lógica geral do jogo, dividimos as funcionalidades nas sequintes classes: InputManager, StateManager, BackgroundManager e CollisionManager.</text:p>
      <text:p text:style-name="P11"/>
      <text:p text:style-name="P11">InputManager gerencia as entradas do usuário.</text:p>
      <text:p text:style-name="P11">BackgroundManager gerencia o plano de fundo.</text:p>
      <text:p text:style-name="P11">CollisionManager monitora as colisões que acontecem.</text:p>
      <text:p text:style-name="P11">StateManager controla os estados em que as entidades se encontram.</text:p>
      <text:p text:style-name="P11"/>
      <text:p text:style-name="P11">Com essa nova estrutura de classes a responsabilidade pelas diferentes funcionalidades do jogo foi dividida entre os objetos apropriados.</text:p>
      <text:p text:style-name="P7"><text:soft-page-break/></text:p>
      <text:p text:style-name="P7">Descrição de como as coleções Java foram utilizadas para substituir o uso de arrays.</text:p>
      <text:p text:style-name="P7"/>
      <text:p text:style-name="P7">Descrição de como as novas funcionalidades foram implementadas e como o código orientado a</text:p>
      <text:p text:style-name="P7">objetos ajudou neste sent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0:28:39.037081909</meta:creation-date>
    <meta:generator>LibreOffice/7.3.7.2$Linux_X86_64 LibreOffice_project/30$Build-2</meta:generator>
    <dc:date>2024-06-30T13:44:47.798897666</dc:date>
    <meta:editing-duration>PT18M19S</meta:editing-duration>
    <meta:editing-cycles>5</meta:editing-cycles>
    <meta:document-statistic meta:table-count="0" meta:image-count="0" meta:object-count="0" meta:page-count="2" meta:paragraph-count="28" meta:word-count="337" meta:character-count="2408" meta:non-whitespace-character-count="2098"/>
  </office:meta>
</office:document-meta>
</file>